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text-properties style:font-name="Playfair Display" fo:font-size="12pt" style:font-name-asian="Playfair Display1" style:font-size-asian="12pt" style:font-name-complex="Playfair Display1" style:font-size-complex="12pt"/>
    </style:style>
    <style:style style:name="P2" style:family="paragraph" style:parent-style-name="Standard" style:list-style-name="WWNum3">
      <style:paragraph-properties fo:margin-left="0.5in" fo:margin-right="0in" fo:line-height="200%" fo:text-indent="-0.25in" style:auto-text-indent="false"/>
    </style:style>
    <style:style style:name="P3" style:family="paragraph" style:parent-style-name="Standard" style:list-style-name="WWNum9">
      <style:paragraph-properties fo:margin-left="0.5in" fo:margin-right="0in" fo:line-height="200%" fo:text-indent="-0.25in" style:auto-text-indent="false"/>
    </style:style>
    <style:style style:name="P4" style:family="paragraph" style:parent-style-name="Standard" style:list-style-name="WWNum20">
      <style:paragraph-properties fo:margin-left="0.5in" fo:margin-right="0in" fo:line-height="200%" fo:text-indent="-0.25in" style:auto-text-indent="false"/>
    </style:style>
    <style:style style:name="P5" style:family="paragraph" style:parent-style-name="Standard" style:list-style-name="WWNum10">
      <style:paragraph-properties fo:margin-left="0.5in" fo:margin-right="0in" fo:line-height="200%" fo:text-indent="-0.25in" style:auto-text-indent="false"/>
    </style:style>
    <style:style style:name="P6" style:family="paragraph" style:parent-style-name="Standard" style:list-style-name="WWNum13">
      <style:paragraph-properties fo:margin-left="0.5in" fo:margin-right="0in" fo:line-height="200%" fo:text-indent="-0.25in" style:auto-text-indent="false"/>
    </style:style>
    <style:style style:name="P7" style:family="paragraph" style:parent-style-name="Standard" style:list-style-name="WWNum21">
      <style:paragraph-properties fo:margin-left="0.5in" fo:margin-right="0in" fo:line-height="200%" fo:text-indent="-0.25in" style:auto-text-indent="false"/>
    </style:style>
    <style:style style:name="P8" style:family="paragraph" style:parent-style-name="Standard" style:list-style-name="WWNum8">
      <style:paragraph-properties fo:margin-left="0.5in" fo:margin-right="0in" fo:line-height="200%" fo:text-indent="-0.25in" style:auto-text-indent="false"/>
    </style:style>
    <style:style style:name="P9" style:family="paragraph" style:parent-style-name="Standard" style:list-style-name="WWNum7">
      <style:paragraph-properties fo:margin-left="0.5in" fo:margin-right="0in" fo:line-height="200%"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18">
      <style:paragraph-properties fo:margin-left="0.5in" fo:margin-right="0in" fo:margin-top="0.1665in" fo:margin-bottom="0.1665in" loext:contextual-spacing="false" fo:line-height="200%" fo:text-indent="-0.25in" style:auto-text-indent="false"/>
    </style:style>
    <style:style style:name="P12" style:family="paragraph" style:parent-style-name="Standard" style:list-style-name="WWNum4">
      <style:paragraph-properties fo:margin-left="0.5in" fo:margin-right="0in" fo:margin-top="0.1665in" fo:margin-bottom="0.1665in" loext:contextual-spacing="false" fo:line-height="200%" fo:text-indent="-0.25in" style:auto-text-indent="false"/>
    </style:style>
    <style:style style:name="P13" style:family="paragraph" style:parent-style-name="Standard" style:list-style-name="WWNum19">
      <style:paragraph-properties fo:margin-left="0.5in" fo:margin-right="0in" fo:margin-top="0.1665in" fo:margin-bottom="0.1665in" loext:contextual-spacing="false" fo:line-height="200%" fo:text-indent="-0.25in" style:auto-text-indent="false"/>
    </style:style>
    <style:style style:name="P14" style:family="paragraph" style:parent-style-name="Standard" style:list-style-name="WWNum11">
      <style:paragraph-properties fo:margin-left="0.5in" fo:margin-right="0in" fo:margin-top="0.1665in" fo:margin-bottom="0.1665in" loext:contextual-spacing="false" fo:line-height="200%" fo:text-indent="-0.25in" style:auto-text-indent="false"/>
    </style:style>
    <style:style style:name="P15" style:family="paragraph" style:parent-style-name="Standard" style:list-style-name="WWNum23">
      <style:paragraph-properties fo:margin-left="0.5in" fo:margin-right="0in" fo:margin-top="0.1665in" fo:margin-bottom="0.1665in" loext:contextual-spacing="false" fo:line-height="200%" fo:text-indent="-0.25in" style:auto-text-indent="false"/>
    </style:style>
    <style:style style:name="P16" style:family="paragraph" style:parent-style-name="Standard" style:list-style-name="WWNum5">
      <style:paragraph-properties fo:margin-left="0.5in" fo:margin-right="0in" fo:margin-top="0.1665in" fo:margin-bottom="0.1665in" loext:contextual-spacing="false" fo:line-height="200%" fo:text-indent="-0.25in" style:auto-text-indent="false"/>
    </style:style>
    <style:style style:name="P17" style:family="paragraph" style:parent-style-name="Standard" style:list-style-name="WWNum22">
      <style:paragraph-properties fo:margin-left="0.5in" fo:margin-right="0in" fo:margin-top="0.1665in" fo:margin-bottom="0.1665in" loext:contextual-spacing="false" fo:line-height="200%" fo:text-indent="-0.25in" style:auto-text-indent="false"/>
    </style:style>
    <style:style style:name="P18" style:family="paragraph" style:parent-style-name="Standard" style:list-style-name="WWNum6">
      <style:paragraph-properties fo:margin-left="0.5in" fo:margin-right="0in" fo:margin-top="0.1665in" fo:margin-bottom="0.1665in" loext:contextual-spacing="false" fo:line-height="200%" fo:text-indent="-0.25in" style:auto-text-indent="false"/>
    </style:style>
    <style:style style:name="P19" style:family="paragraph" style:parent-style-name="Standard" style:list-style-name="WWNum16">
      <style:paragraph-properties fo:margin-left="0.5in" fo:margin-right="0in" fo:margin-top="0.1665in" fo:margin-bottom="0in" loext:contextual-spacing="false" fo:line-height="200%" fo:text-indent="-0.25in" style:auto-text-indent="false"/>
    </style:style>
    <style:style style:name="P20"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6">
      <style:paragraph-properties fo:margin-left="0.5in" fo:margin-right="0in" fo:margin-top="0in" fo:margin-bottom="0in" loext:contextual-spacing="false" fo:line-height="200%"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4" style:family="paragraph" style:parent-style-name="Standard">
      <style:paragraph-properties fo:margin-left="0.5in" fo:margin-right="0in" fo:line-height="200%" fo:text-indent="0in" style:auto-text-indent="false"/>
    </style:style>
    <style:style style:name="P25" style:family="paragraph" style:parent-style-name="Standard">
      <style:paragraph-properties fo:margin-left="0.5in" fo:margin-right="0in" fo:line-height="200%" fo:text-indent="0in" style:auto-text-indent="false"/>
      <style:text-properties style:font-name="Playfair Display" style:font-name-asian="Playfair Display1" style:font-name-complex="Playfair Display1"/>
    </style:style>
    <style:style style:name="P26" style:family="paragraph" style:parent-style-name="Standard">
      <style:paragraph-properties fo:margin-left="0.5in" fo:margin-right="0in" fo:line-height="200%" fo:text-indent="0in" style:auto-text-indent="false"/>
      <style:text-properties style:font-name="Playfair Display" fo:font-size="12pt" style:font-name-asian="Playfair Display1" style:font-size-asian="12pt" style:font-name-complex="Playfair Display1" style:font-size-complex="12pt"/>
    </style:style>
    <style:style style:name="P27" style:family="paragraph" style:parent-style-name="Standard">
      <style:paragraph-properties fo:margin-left="0.5in" fo:margin-right="0in" fo:margin-top="0.1665in" fo:margin-bottom="0.1665in" loext:contextual-spacing="false" fo:line-height="100%" fo:text-indent="0in" style:auto-text-indent="false"/>
      <style:text-properties style:font-name="Playfair Display" style:font-name-asian="Playfair Display1" style:font-name-complex="Playfair Display1"/>
    </style:style>
    <style:style style:name="P28" style:family="paragraph" style:parent-style-name="Standard">
      <style:paragraph-properties fo:margin-left="0.5in" fo:margin-right="0in" fo:margin-top="0.1665in" fo:margin-bottom="0.1665in" loext:contextual-spacing="false" fo:line-height="200%" fo:text-indent="0in" style:auto-text-indent="false"/>
      <style:text-properties style:font-name="Playfair Display" style:font-name-asian="Playfair Display1" style:font-name-complex="Playfair Display1"/>
    </style:style>
    <style:style style:name="P29" style:family="paragraph" style:parent-style-name="Standard" style:list-style-name="WWNum15">
      <style:paragraph-properties fo:margin-left="1in" fo:margin-right="0in" fo:line-height="200%" fo:text-indent="-0.25in" style:auto-text-indent="false"/>
    </style:style>
    <style:style style:name="P30" style:family="paragraph" style:parent-style-name="Standard" style:list-style-name="WWNum14">
      <style:paragraph-properties fo:margin-left="1in" fo:margin-right="0in" fo:line-height="200%" fo:text-indent="-0.25in" style:auto-text-indent="false"/>
    </style:style>
    <style:style style:name="P31" style:family="paragraph" style:parent-style-name="Standard" style:list-style-name="WWNum16">
      <style:paragraph-properties fo:margin-left="1in" fo:margin-right="0in" fo:margin-top="0in" fo:margin-bottom="0.1665in" loext:contextual-spacing="false" fo:line-height="200%" fo:text-indent="-0.25in" style:auto-text-indent="false"/>
    </style:style>
    <style:style style:name="P32" style:family="paragraph" style:parent-style-name="Standard">
      <style:paragraph-properties fo:margin-left="1in" fo:margin-right="0in" fo:line-height="200%" fo:text-indent="0in" style:auto-text-indent="false"/>
    </style:style>
    <style:style style:name="P33" style:family="paragraph" style:parent-style-name="Standard">
      <style:paragraph-properties fo:margin-left="1in" fo:margin-right="0in" fo:line-height="200%" fo:text-indent="0in" style:auto-text-indent="false"/>
      <style:text-properties style:font-name="Playfair Display" style:font-name-asian="Playfair Display1" style:font-name-complex="Playfair Display1"/>
    </style:style>
    <style:style style:name="P34" style:family="paragraph" style:parent-style-name="Standard" style:list-style-name="WWNum17">
      <style:paragraph-properties fo:margin-left="1.5in" fo:margin-right="0in" fo:line-height="200%" fo:text-indent="-0.25in" style:auto-text-indent="false"/>
    </style:style>
    <style:style style:name="P35" style:family="paragraph" style:parent-style-name="Standard" style:list-style-name="WWNum12">
      <style:paragraph-properties fo:margin-left="1.5in" fo:margin-right="0in" fo:line-height="200%" fo:text-indent="-0.25in" style:auto-text-indent="false"/>
    </style:style>
    <style:style style:name="P36" style:family="paragraph" style:parent-style-name="Standard">
      <style:paragraph-properties fo:margin-left="1.5in" fo:margin-right="0in" fo:line-height="200%" fo:text-indent="0in" style:auto-text-indent="false"/>
      <style:text-properties style:font-name="Playfair Display" style:font-name-asian="Playfair Display1" style:font-name-complex="Playfair Display1"/>
    </style:style>
    <style:style style:name="P37" style:family="paragraph" style:parent-style-name="Standard">
      <style:paragraph-properties fo:margin-left="0in" fo:margin-right="0in" fo:line-height="200%" fo:text-indent="0in" style:auto-text-indent="false"/>
    </style:style>
    <style:style style:name="P38" style:family="paragraph" style:parent-style-name="Standard">
      <style:paragraph-properties fo:margin-left="0in" fo:margin-right="0in" fo:line-height="200%" fo:text-indent="0in" style:auto-text-indent="false"/>
      <style:text-properties style:font-name="Playfair Display" style:font-name-asian="Playfair Display1" style:font-name-complex="Playfair Display1"/>
    </style:style>
    <style:style style:name="P39" style:family="paragraph" style:parent-style-name="Standard">
      <style:paragraph-properties fo:margin-left="0in" fo:margin-right="0in" fo:margin-top="0.1665in" fo:margin-bottom="0.1665in" loext:contextual-spacing="false" fo:line-height="200%" fo:text-indent="0in" style:auto-text-indent="false"/>
    </style:style>
    <style:style style:name="P40" style:family="paragraph" style:parent-style-name="Standard">
      <style:paragraph-properties fo:margin-left="0in" fo:margin-right="0in" fo:margin-top="0.1665in" fo:margin-bottom="0.1665in" loext:contextual-spacing="false" fo:line-height="100%" fo:text-indent="0in" style:auto-text-indent="false"/>
    </style:style>
    <style:style style:name="P41" style:family="paragraph" style:parent-style-name="Standard">
      <style:paragraph-properties fo:margin-left="0in" fo:margin-right="0in" fo:margin-top="0.1665in" fo:margin-bottom="0.1665in" loext:contextual-spacing="false" fo:line-height="100%" fo:text-indent="0in" style:auto-text-indent="false"/>
      <style:text-properties style:font-name="Playfair Display" style:font-name-asian="Playfair Display1" style:font-name-complex="Playfair Display1"/>
    </style:style>
    <style:style style:name="P42" style:family="paragraph" style:parent-style-name="Standard">
      <style:paragraph-properties fo:margin-left="0in" fo:margin-right="0in" fo:margin-top="0.1665in" fo:margin-bottom="0.1665in" loext:contextual-spacing="false" fo:line-height="200%" fo:text-indent="0in" style:auto-text-indent="false"/>
      <style:text-properties style:font-name="Playfair Display" style:font-name-asian="Playfair Display1" style:font-name-complex="Playfair Display1"/>
    </style:style>
    <style:style style:name="P43" style:family="paragraph" style:parent-style-name="Standard">
      <style:paragraph-properties fo:margin-left="0in" fo:margin-right="0in" fo:margin-top="0.1665in" fo:margin-bottom="0.1665in" loext:contextual-spacing="false" fo:line-height="100%" fo:text-indent="0in" style:auto-text-indent="false"/>
      <style:text-properties style:font-name="Playfair Display" fo:font-size="12pt" style:font-name-asian="Playfair Display1" style:font-size-asian="12pt" style:font-name-complex="Playfair Display1" style:font-size-complex="12pt"/>
    </style:style>
    <style:style style:name="P44" style:family="paragraph" style:parent-style-name="Title" style:master-page-name="Standard">
      <style:paragraph-properties style:page-number="1"/>
    </style:style>
    <style:style style:name="P45" style:family="paragraph" style:parent-style-name="Heading_20_3">
      <style:paragraph-properties fo:margin-left="0.5in" fo:margin-right="0in" fo:margin-top="0.1945in" fo:margin-bottom="0.0555in" loext:contextual-spacing="false" fo:line-height="200%" fo:keep-together="auto" fo:text-indent="0in" style:auto-text-indent="false" fo:keep-with-next="auto"/>
    </style:style>
    <style:style style:name="P46" style:family="paragraph" style:parent-style-name="Heading_20_3">
      <style:paragraph-properties fo:margin-top="0.1945in" fo:margin-bottom="0.0555in" loext:contextual-spacing="false" fo:line-height="100%" fo:keep-together="auto" fo:keep-with-next="auto"/>
    </style:style>
    <style:style style:name="P47" style:family="paragraph" style:parent-style-name="Heading_20_3" style:list-style-name="WWNum2">
      <style:paragraph-properties fo:margin-left="0.5in" fo:margin-right="0in" fo:margin-top="0.1945in" fo:margin-bottom="0in" loext:contextual-spacing="false" fo:line-height="200%" fo:keep-together="auto" fo:text-indent="-0.25in" style:auto-text-indent="false" fo:keep-with-next="auto"/>
    </style:style>
    <style:style style:name="T1" style:family="text">
      <style:text-properties style:font-name="Playfair Display" fo:font-size="16pt" fo:font-weight="bold" style:font-name-asian="Playfair Display1" style:font-size-asian="16pt" style:font-weight-asian="bold" style:font-name-complex="Playfair Display1" style:font-size-complex="16pt"/>
    </style:style>
    <style:style style:name="T2" style:family="text">
      <style:text-properties style:font-name="Playfair Display" fo:font-size="12pt" style:font-name-asian="Playfair Display1" style:font-size-asian="12pt" style:font-name-complex="Playfair Display1" style:font-size-complex="12pt"/>
    </style:style>
    <style:style style:name="T3" style:family="text">
      <style:text-properties style:font-name="Playfair Display" fo:font-size="12pt" style:text-underline-style="none" style:font-name-asian="Playfair Display1" style:font-size-asian="12pt" style:font-name-complex="Playfair Display1" style:font-size-complex="12pt"/>
    </style:style>
    <style:style style:name="T4" style:family="text">
      <style:text-properties style:font-name="Playfair Display" fo:font-size="12pt" fo:font-weight="bold" style:font-name-asian="Playfair Display1" style:font-size-asian="12pt" style:font-weight-asian="bold" style:font-name-complex="Playfair Display1" style:font-size-complex="12pt"/>
    </style:style>
    <style:style style:name="T5" style:family="text">
      <style:text-properties style:font-name="Playfair Display" style:font-name-asian="Playfair Display1" style:font-name-complex="Playfair Display1"/>
    </style:style>
    <style:style style:name="T6" style:family="text">
      <style:text-properties style:font-name="Playfair Display" style:text-underline-style="none" style:font-name-asian="Playfair Display1" style:font-name-complex="Playfair Display1"/>
    </style:style>
    <style:style style:name="T7" style:family="text">
      <style:text-properties style:font-name="Playfair Display" fo:font-size="11pt" style:font-name-asian="Playfair Display1" style:font-size-asian="11pt" style:font-name-complex="Playfair Display1" style:font-size-complex="11pt"/>
    </style:style>
    <style:style style:name="T8" style:family="text">
      <style:text-properties style:font-name="Playfair Display" fo:font-size="13pt" style:font-name-asian="Playfair Display1" style:font-size-asian="13pt" style:font-name-complex="Playfair Display1" style:font-size-complex="13pt"/>
    </style:style>
    <style:style style:name="T9" style:family="text">
      <style:text-properties style:font-name="Playfair Display" fo:font-size="10pt" style:font-name-asian="Playfair Display1" style:font-size-asian="10pt" style:font-name-complex="Playfair Display1" style:font-size-complex="10pt"/>
    </style:style>
    <style:style style:name="T10" style:family="text">
      <style:text-properties style:font-name="Playfair Display" fo:font-weight="bold" style:font-name-asian="Playfair Display1" style:font-weight-asian="bold" style:font-name-complex="Playfair Display1"/>
    </style:style>
    <style:style style:name="T11" style:family="text">
      <style:text-properties fo:color="#000000" style:font-name="Playfair Display" fo:font-size="12pt" style:font-name-asian="Playfair Display1" style:font-size-asian="12pt" style:font-name-complex="Playfair Display1" style:font-size-complex="12pt"/>
    </style:style>
    <style:style style:name="T12" style:family="text">
      <style:text-properties fo:color="#000000" style:font-name="Playfair Display" fo:font-size="11pt" style:font-name-asian="Playfair Display1" style:font-size-asian="11pt" style:font-name-complex="Playfair Display1" style:font-size-complex="11pt"/>
    </style:style>
    <style:style style:name="T13" style:family="text">
      <style:text-properties fo:color="#000000" fo:font-size="12pt" style:font-size-asian="12pt" style:font-size-complex="12pt"/>
    </style:style>
    <style:style style:name="T14" style:family="text">
      <style:text-properties fo:font-size="13pt" style:font-size-asian="13pt" style:font-size-complex="13pt"/>
    </style:style>
    <style:style style:name="T1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j0ktl6w3rwfp"/><text:span text:style-name="T1">SE-DAY5-Technical-Writing</text:span></text:p>
      <text:list xml:id="list1441366949" text:style-name="WWNum3">
        <text:list-item>
          <text:p text:style-name="P2"><text:span text:style-name="T2">How can understanding your audience’s expertise level (tech experts vs. regular folks) shape the way you present technical information?</text:span></text:p>
        </text:list-item>
      </text:list>
      <text:p text:style-name="P24"><text:span text:style-name="T2"><text:s/></text:span><text:span text:style-name="T5">The key difference between tech experts and regular folks lies in their familiarity with the subject, their comfort with jargon, and their expectations from the information.</text:span></text:p>
      <text:p text:style-name="P24"><text:span text:style-name="T5"><text:s text:c="11"/>1. Language and Jargon:</text:span></text:p>
      <text:list xml:id="list2199135902" text:style-name="WWNum15">
        <text:list-item>
          <text:p text:style-name="P29"><text:span text:style-name="T5"><text:s/>Tech Experts: They are comfortable with technical terms and industry jargon. You can dive into more complex concepts, abbreviations, and technical language without losing them. You can also use shorthand terms that save time and avoid unnecessary explanations.</text:span></text:p>
        </text:list-item>
        <text:list-item>
          <text:p text:style-name="P29"><text:span text:style-name="T5">Regular Folks: For a general audience, avoid jargon unless you explain it clearly. Use simple, everyday language to break down concepts. Analogies and metaphors that relate to familiar experiences can make complex topics more digestible.</text:span></text:p>
        </text:list-item>
      </text:list>
      <text:p text:style-name="P24"><text:span text:style-name="T5"><text:s text:c="11"/>2. Depth of Detail:</text:span></text:p>
      <text:list xml:id="list3629103360" text:style-name="WWNum14">
        <text:list-item>
          <text:p text:style-name="P30"><text:span text:style-name="T5">Tech Experts: You can provide more in-depth, granular details. You might focus on the technical challenges, algorithms, code, or behind-the-scenes processes, expecting that your audience will understand or at least grasp the nuances.</text:span></text:p>
        </text:list-item>
        <text:list-item>
          <text:p text:style-name="P30"><text:span text:style-name="T5">Regular Folks: Focus on the high-level concepts and the "why" rather than the "how." Provide enough context for them to understand the implications or benefits, without getting bogged down in technical specifics. High-level overviews are often better received.</text:span></text:p>
        </text:list-item>
      </text:list>
      <text:p text:style-name="P32"><text:span text:style-name="T5">3. Visual Aids and Structure:</text:span></text:p>
      <text:list xml:id="list2949744682" text:style-name="WWNum17">
        <text:list-item>
          <text:p text:style-name="P34"><text:span text:style-name="T5">Tech Experts: While visual aids (like diagrams) might still help, they may be more focused on the technical specifics and the flow of logic. Bullet points and outlines may be effective to highlight key points.</text:span></text:p>
        </text:list-item>
        <text:list-item>
          <text:p text:style-name="P34"><text:span text:style-name="T5">Regular Folks: Visual aids, infographics, and simple diagrams are very helpful in conveying abstract concepts. You may also want to structure the information in a more digestible, easy-to-follow way, possibly with examples and stories to keep their attention.</text:span></text:p>
        </text:list-item>
      </text:list>
      <text:p text:style-name="P36"/>
      <text:p text:style-name="P37"><text:span text:style-name="T5"><text:s text:c="30"/>4. <text:s/>Expectations:</text:span></text:p>
      <text:list xml:id="list827060788" text:style-name="WWNum12">
        <text:list-item>
          <text:p text:style-name="P35"><text:span text:style-name="T5">Tech Experts: They may want specific, actionable takeaways that help them solve problems or enhance their own work. Your content should offer depth and insight.</text:span></text:p>
        </text:list-item>
        <text:list-item>
          <text:p text:style-name="P35"><text:span text:style-name="T5">Regular Folks: They are often looking for simpler, practical information or solutions that help them understand how the topic impacts their daily lives or makes a difference. The focus here is often on clarity and immediate relevance.</text:span></text:p>
        </text:list-item>
      </text:list>
      <text:p text:style-name="P36"/>
      <text:p text:style-name="P37"><text:span text:style-name="T5"><text:s text:c="29"/>5. Pacing and Engagement:</text:span></text:p>
      <text:list xml:id="list3295594194" text:style-name="WWNum9">
        <text:list-item>
          <text:p text:style-name="P3"><text:span text:style-name="T5"><text:s text:c="6"/>Tech Experts: They likely have a higher capacity for absorbing information quickly, so you can focus more on providing value and moving through topics at a quicker pace. Engagement might be more about discussing nuances, challenges, and the future of a topic.</text:span></text:p>
        </text:list-item>
        <text:list-item>
          <text:p text:style-name="P3"><text:span text:style-name="T5">Regular Folks: These audiences may need more time to process new ideas. Break things down into bite-sized chunks, pause for questions, and check for understanding more frequently.</text:span></text:p>
        </text:list-item>
      </text:list>
      <text:p text:style-name="P25"><text:soft-page-break/></text:p>
      <text:p text:style-name="P37"><text:span text:style-name="T2">2. What are some strategies to tailor your content to different audience types?</text:span></text:p>
      <text:list xml:id="list1694168513" text:style-name="WWNum20">
        <text:list-item>
          <text:p text:style-name="P4"><text:span text:style-name="T5">Tailoring your content to different audience types is crucial to ensure that your message is effective and resonates with your audience.</text:span></text:p>
        </text:list-item>
      </text:list>
      <text:p text:style-name="P45"><text:bookmark text:name="_v4wl2ncohvgn"/><text:span text:style-name="T11">1. Understand Your Audience’s Needs and Interests</text:span></text:p>
      <text:list xml:id="list4255145427" text:style-name="WWNum18">
        <text:list-item>
          <text:p text:style-name="P11"><text:span text:style-name="T5">Strategy: Before you start creating content, invest time in understanding who your audience is and what they care about. Are they experts, beginners, or somewhere in between? What are their pain points, and what motivates them? Tailoring your content starts with empathy—knowing what matters to your audience.</text:span></text:p>
        </text:list-item>
      </text:list>
      <text:p text:style-name="P45"><text:bookmark text:name="_8rvp7cl79eyo"/><text:span text:style-name="T11">2. Adjust the Language and Tone</text:span></text:p>
      <text:list xml:id="list3351982547" text:style-name="WWNum4">
        <text:list-item>
          <text:p text:style-name="P12"><text:span text:style-name="T5">Strategy: Adapt your tone and language to match the audience’s familiarity with the topic. For a tech-savvy audience, you can use more jargon and technical terms. For a broader audience, use plain language and avoid complex terminology.</text:span></text:p>
        </text:list-item>
      </text:list>
      <text:p text:style-name="P45"><text:bookmark text:name="_xun179rbxywt"/><text:span text:style-name="T11">3. Level of Detail</text:span></text:p>
      <text:list xml:id="list4007495915" text:style-name="WWNum19">
        <text:list-item>
          <text:p text:style-name="P13"><text:span text:style-name="T5">Strategy: The level of detail you provide should match the expertise of your audience. Experts will appreciate in-depth explanations, while beginners need more simplified content with overviews and high-level explanations.</text:span></text:p>
        </text:list-item>
      </text:list>
      <text:p text:style-name="P45"><text:bookmark text:name="_uvoxe5vqilj"/><text:span text:style-name="T11">4. Use Relevant Examples and Analogies</text:span></text:p>
      <text:list xml:id="list2741423964" text:style-name="WWNum11">
        <text:list-item>
          <text:p text:style-name="P14"><text:span text:style-name="T5">Strategy: Tailor examples and analogies to the context and experience of your audience. Analogies are a powerful tool to make complex concepts relatable, but they need to be familiar to your audience.</text:span></text:p>
        </text:list-item>
      </text:list>
      <text:p text:style-name="P45"><text:bookmark text:name="_iz947neatyyh"/><text:span text:style-name="T11">5. Visual Aids and Formats</text:span></text:p>
      <text:list xml:id="list3093377984" text:style-name="WWNum23">
        <text:list-item>
          <text:p text:style-name="P15"><text:span text:style-name="T5">Strategy: Adapt the type of visual aids you use based on your audience. Experts may appreciate more detailed charts or diagrams, while beginners benefit more from simple, illustrative visuals.</text:span></text:p>
        </text:list-item>
      </text:list>
      <text:p text:style-name="P37"><text:span text:style-name="T2">3. How can you gauge the existing knowledge of your audience to avoid overwhelming them with jargon?</text:span></text:p>
      <text:list xml:id="list875109696" text:style-name="WWNum10">
        <text:list-item>
          <text:p text:style-name="P5"><text:span text:style-name="T2"><text:s/>By assessing their familiarity with the topic, you can tailor your communication to match their level of understanding. </text:span></text:p>
        </text:list-item>
      </text:list>
      <text:p text:style-name="P45"><text:bookmark text:name="_lagpj6yojww"/><text:span text:style-name="T11">1. Pre-Engagement Surveys and Questionnaires</text:span></text:p>
      <text:list xml:id="list3724921006" text:style-name="WWNum16">
        <text:list-item>
          <text:p text:style-name="P19"><text:span text:style-name="T5">Strategy: Before delivering your content, send out a survey or questionnaire to gather information about your audience’s experience level, familiarity with the topic, and expectations.</text:span></text:p>
        </text:list-item>
        <text:list-item>
          <text:p text:style-name="P21"><text:span text:style-name="T5">How to Implement:</text:span></text:p>
          <text:list>
            <text:list-item>
              <text:p text:style-name="P31"><text:span text:style-name="T5">Ask about their prior knowledge of the topic (e.g., "How familiar are you with cloud computing?").</text:span></text:p>
            </text:list-item>
          </text:list>
        </text:list-item>
      </text:list>
      <text:p text:style-name="P39"><text:span text:style-name="T5"><text:s text:c="13"/></text:span><text:span text:style-name="T2">2. Audience Segmentation</text:span></text:p>
      <text:list xml:id="list1891123926" text:style-name="WWNum5">
        <text:list-item>
          <text:p text:style-name="P16"><text:span text:style-name="T5">Strategy: If you're addressing a broad audience, segment them into groups based on factors like job roles, industry, or previous experience. This allows you to craft content that addresses each group's needs.</text:span></text:p>
        </text:list-item>
      </text:list>
      <text:p text:style-name="P45"><text:bookmark text:name="_nhpw9hkd0sm2"/><text:soft-page-break/><text:span text:style-name="T11">3. Engage in Initial Conversations</text:span></text:p>
      <text:list xml:id="list3190914282" text:style-name="WWNum22">
        <text:list-item>
          <text:p text:style-name="P17"><text:span text:style-name="T5">Strategy: If you have the opportunity, interact with your audience before delivering the content. This could be through informal conversations, emails, or live discussions.</text:span></text:p>
        </text:list-item>
      </text:list>
      <text:p text:style-name="P45"><text:bookmark text:name="_d7rnu3ld6t9c"/><text:span text:style-name="T11">4. Ask Questions During Your Presentation</text:span></text:p>
      <text:list xml:id="list2894994781" text:style-name="WWNum6">
        <text:list-item>
          <text:p text:style-name="P18"><text:span text:style-name="T5">Strategy: Ask targeted questions throughout your presentation to gauge understanding and adjust your content on the fly.</text:span></text:p>
        </text:list-item>
      </text:list>
      <text:p text:style-name="P37"><text:span text:style-name="T2">4. What techniques can you use to ensure your content is accessible to those with limited technical knowledge?</text:span></text:p>
      <text:p text:style-name="P37"><text:span text:style-name="T5"><text:s text:c="4"/>1. Use Simple, Clear Language - avoid jargons</text:span></text:p>
      <text:p text:style-name="P37"><text:span text:style-name="T5"><text:s text:c="4"/>2. Define Key Terms and Concepts</text:span></text:p>
      <text:p text:style-name="P37"><text:span text:style-name="T5"><text:s text:c="4"/>3. Use Analogies and Metaphors </text:span></text:p>
      <text:p text:style-name="P37"><text:span text:style-name="T5"><text:s text:c="4"/>4. . Use Visual Aids</text:span></text:p>
      <text:p text:style-name="P37"><text:span text:style-name="T5"><text:s text:c="4"/>6. Provide Step-by-Step Instructions</text:span></text:p>
      <text:p text:style-name="P38"/>
      <text:p text:style-name="P37"><text:span text:style-name="T2">5. Why is it important to use plain language instead of technical jargon in your writing?</text:span></text:p>
      <text:list xml:id="list4132685290" text:style-name="WWNum13">
        <text:list-item>
          <text:p text:style-name="P6"><text:span text:style-name="T2"><text:s text:c="3"/></text:span><text:span text:style-name="T5"><text:s/>Plain language ensures that your content is accessible to a broader audience, including</text:span></text:p>
        </text:list-item>
        <text:list-item>
          <text:p text:style-name="P6"><text:span text:style-name="T5"><text:s text:c="4"/>Plain language simplifies complex ideas, making them easier to understand</text:span></text:p>
        </text:list-item>
        <text:list-item>
          <text:p text:style-name="P6"><text:span text:style-name="T5"><text:s text:c="4"/>People are more likely to engage with content that is easy to read and understand.</text:span></text:p>
        </text:list-item>
        <text:list-item>
          <text:p text:style-name="P6"><text:span text:style-name="T5"><text:s text:c="4"/>Jargon can be interpreted differently by different people, especially when it's used outside its typical context</text:span></text:p>
        </text:list-item>
        <text:list-item>
          <text:p text:style-name="P6"><text:span text:style-name="T5"><text:s text:c="4"/>People are more likely to remember information presented in plain language because it’s easier to digest. When you simplify the message, it sticks with the audience longer.</text:span></text:p>
        </text:list-item>
      </text:list>
      <text:p text:style-name="P25"/>
      <text:p text:style-name="P24"><text:span text:style-name="T2">6. Can you provide examples of how simplifying terms (e.g., "start" instead of "initiate") improves comprehension?</text:span></text:p>
      <text:p text:style-name="P45"><text:bookmark text:name="_88s15mowazsr"/><text:span text:style-name="T12">1. "Start" instead of "Initiate"</text:span></text:p>
      <text:p text:style-name="P45"><text:bookmark text:name="_av718hv6in7z"/><text:span text:style-name="T7">Complex: "The IT team will rectify the issue promptly."</text:span></text:p>
      <text:p text:style-name="P45"><text:bookmark text:name="_s71d08ly7u6x"/><text:soft-page-break/><text:span text:style-name="T7">Simplified: "The IT team will fix the issue soon.</text:span></text:p>
      <text:p text:style-name="Standard"><text:s text:c="17"/>2. "Help" instead of "Assist"</text:p>
      <text:p text:style-name="P45"><text:bookmark text:name="_av718hv6in7z1"/><text:span text:style-name="T7">Complex: "Our team is available to assist you with your inquiry."</text:span></text:p>
      <text:p text:style-name="P45"><text:bookmark text:name="_oparraybzs58"/><text:span text:style-name="T7">Simplified: "Our team is here to help with your question."</text:span></text:p>
      <text:p text:style-name="Standard"><text:s text:c="16"/>3. "Show" instead of "Demonstrate"</text:p>
      <text:p text:style-name="Standard"><text:s/></text:p>
      <text:p text:style-name="Standard"><text:s text:c="16"/>Complex: "We will demonstrate the features of the new app in this video."<text:line-break/></text:p>
      <text:p text:style-name="Standard"><text:s text:c="16"/>Simplified: "This video will show you how the new app works."</text:p>
      <text:p text:style-name="Standard"/>
      <text:p text:style-name="Standard">7. <text:s/><text:span text:style-name="T2">How can using examples and visuals help in explaining complex concepts more clearly?</text:span></text:p>
      <text:p text:style-name="Standard"><text:span text:style-name="T2"><text:s text:c="3"/></text:span></text:p>
      <text:p text:style-name="Standard"><text:span text:style-name="T2"><text:s text:c="5"/></text:span><text:span text:style-name="T8">Using Examples</text:span></text:p>
      <text:list xml:id="list4134878947" text:style-name="WWNum1">
        <text:list-item>
          <text:p text:style-name="P20"><text:span text:style-name="T5">Concrete Connections: Examples relate complex ideas to real-life situations or familiar scenarios, making them easier to grasp. By linking abstract concepts to something your audience already understands, you create a bridge between the unknown and the known.</text:span></text:p>
        </text:list-item>
        <text:list-item>
          <text:p text:style-name="P22"><text:span text:style-name="T5">Simplifies Complex Ideas: Complex technical or theoretical ideas often feel distant or confusing, but examples break them down into simpler, relatable terms.</text:span></text:p>
        </text:list-item>
        <text:list-item>
          <text:p text:style-name="P23"><text:span text:style-name="T5">Personal Relevance: People tend to remember and connect more with content that feels personally relevant or applicable. Examples from everyday life help make the concept feel practical and usable.</text:span></text:p>
        </text:list-item>
      </text:list>
      <text:p text:style-name="P27"/>
      <text:p text:style-name="P40"><text:span text:style-name="T5">8. <text:s/></text:span><text:span text:style-name="T2">What types of visuals (e.g., diagrams, charts) are most effective for different kinds of technical information?</text:span></text:p>
      <text:p text:style-name="P40"><text:span text:style-name="T2"><text:s/></text:span><text:span text:style-name="T5"><text:s/></text:span><text:span text:style-name="T2">1. Flowcharts </text:span><text:span text:style-name="T5">suitable for</text:span><text:span text:style-name="T4">:</text:span><text:span text:style-name="T2"> </text:span><text:span text:style-name="T5">Processes, workflows, decision trees, and sequences of actions</text:span></text:p>
      <text:p text:style-name="P40"><text:span text:style-name="T2"><text:s/></text:span><text:span text:style-name="T5"><text:s/></text:span><text:span text:style-name="T2">2. Diagrams </text:span><text:span text:style-name="T5">suitable for:</text:span><text:span text:style-name="T2"> </text:span><text:span text:style-name="T5">Structural relationships, components, and systems.</text:span></text:p>
      <text:p text:style-name="P40"><text:span text:style-name="T5"><text:s/></text:span><text:span text:style-name="T9"><text:s/></text:span><text:span text:style-name="T2">3. Infographics </text:span><text:span text:style-name="T9">suitable <text:s/>for:</text:span><text:span text:style-name="T5"> Summarizing data, presenting comparisons, or breaking down information into digestible chunks.</text:span></text:p>
      <text:p text:style-name="P46"><text:bookmark text:name="_wat7dbpgprqj"/><text:span text:style-name="T11">4. Bar Charts </text:span><text:span text:style-name="T8">Best for</text:span><text:span text:style-name="T10">:</text:span><text:span text:style-name="T5"> </text:span><text:span text:style-name="T2">Comparing quantities or showing changes over time.</text:span></text:p>
      <text:p text:style-name="P46"><text:bookmark text:name="_3hayj9mt5zo8"/><text:soft-page-break/><text:span text:style-name="T13">5. Line Graphs </text:span><text:span text:style-name="T14">best for:</text:span> <text:span text:style-name="T14">Showing trends over time, continuous data, or patterns</text:span></text:p>
      <text:p text:style-name="Standard"/>
      <text:p text:style-name="Standard"/>
      <text:p text:style-name="P37"><text:span text:style-name="T2">9. How do headings and subheadings improve the readability and organization of technical documents?</text:span></text:p>
      <text:list xml:id="list1085174130" text:style-name="WWNum21">
        <text:list-item>
          <text:p text:style-name="P7"><text:span text:style-name="T2">Easy to Scan</text:span></text:p>
        </text:list-item>
        <text:list-item>
          <text:p text:style-name="P7"><text:span text:style-name="T5"><text:s/>Enhance Structure and Organization</text:span></text:p>
        </text:list-item>
        <text:list-item>
          <text:p text:style-name="P7"><text:span text:style-name="T5">Support for Scanning Key Information</text:span></text:p>
        </text:list-item>
        <text:list-item>
          <text:p text:style-name="P7"><text:span text:style-name="T5">Improve Consistency and Clarity</text:span></text:p>
        </text:list-item>
        <text:list-item>
          <text:p text:style-name="P7"><text:span text:style-name="T5">Aid in SEO and Searchability (for Digital Documents)</text:span></text:p>
        </text:list-item>
      </text:list>
      <text:p text:style-name="P25"/>
      <text:p text:style-name="P37"><text:span text:style-name="T2">10. What are some best practices for creating effective headings and subheadings?</text:span></text:p>
      <text:list xml:id="list2131848239" text:style-name="WWNum8">
        <text:list-item>
          <text:p text:style-name="P8"><text:span text:style-name="T5">Use Clear and Specific Language:</text:span><text:span text:style-name="T2"> </text:span><text:span text:style-name="T5">Headings and subheadings should give readers a clear idea of what the section is about</text:span></text:p>
        </text:list-item>
        <text:list-item>
          <text:p text:style-name="P8"><text:span text:style-name="T5">Keep It Concise - Avoid Overcomplicating</text:span></text:p>
        </text:list-item>
        <text:list-item>
          <text:p text:style-name="P8"><text:span text:style-name="T5">Make Use of Keywords</text:span></text:p>
        </text:list-item>
        <text:list-item>
          <text:p text:style-name="P8"><text:span text:style-name="T5">Keep Headings Scannable</text:span></text:p>
        </text:list-item>
        <text:list-item>
          <text:p text:style-name="P8"><text:span text:style-name="T5">Use Hierarchical Levels Wisely</text:span></text:p>
        </text:list-item>
      </text:list>
      <text:p text:style-name="P25"/>
      <text:p text:style-name="P37"><text:span text:style-name="T2">11. What should be included in the introduction of a Readme to immediately inform users about what the product does?</text:span></text:p>
      <text:list xml:id="list1382591553" text:style-name="WWNum7">
        <text:list-item>
          <text:p text:style-name="P9"><text:span text:style-name="T2">Product Name and Purpose overview</text:span></text:p>
        </text:list-item>
        <text:list-item>
          <text:p text:style-name="P9"><text:span text:style-name="T5">Highlight Core Features</text:span></text:p>
        </text:list-item>
        <text:list-item>
          <text:p text:style-name="P9"><text:span text:style-name="T5">Intended Audience or Use Cases</text:span></text:p>
        </text:list-item>
        <text:list-item>
          <text:p text:style-name="P9"><text:soft-page-break/><text:span text:style-name="T5">Link to Further Documentation</text:span></text:p>
        </text:list-item>
        <text:list-item>
          <text:p text:style-name="P9"><text:span text:style-name="T5">Badges or Project Status</text:span></text:p>
        </text:list-item>
      </text:list>
      <text:p text:style-name="P38"/>
      <text:p text:style-name="P37"><text:span text:style-name="T2">12. How can you succinctly convey the purpose and key features of a product?</text:span></text:p>
      <text:list xml:id="list4243948361" text:style-name="WWNum2">
        <text:list-item>
          <text:p text:style-name="P47"><text:bookmark text:name="_hoxija730otg"/><text:span text:style-name="T12">Start with a Clear Purpose Statement - briefly state the problem</text:span></text:p>
        </text:list-item>
        <text:list-item>
          <text:p text:style-name="P10">Highlight 3-5 Core Features</text:p>
        </text:list-item>
        <text:list-item>
          <text:p text:style-name="P10">Use Simple, Accessible Language- avoid jargons</text:p>
        </text:list-item>
        <text:list-item>
          <text:p text:style-name="P10">Summarize the Value</text:p>
        </text:list-item>
      </text:list>
      <text:p text:style-name="P26"/>
      <text:p text:style-name="P38"/>
      <text:p text:style-name="Standard"/>
      <text:p text:style-name="P41"/>
      <text:p text:style-name="P41"/>
      <text:p text:style-name="P43"/>
      <text:p text:style-name="P1"/>
      <text:p text:style-name="Standard"/>
      <text:p text:style-name="P45"><text:bookmark text:name="_av718hv6in7z2"/><text:span text:style-name="T2"><text:line-break/></text:span></text:p>
      <text:p text:style-name="P26"/>
      <text:p text:style-name="P28"/>
      <text:p text:style-name="P42"/>
      <text:p text:style-name="P26"/>
      <text:p text:style-name="P28"><text:soft-page-break/></text:p>
      <text:p text:style-name="P28"/>
      <text:p text:style-name="P28"/>
      <text:p text:style-name="P28"/>
      <text:p text:style-name="P25"/>
      <text:p text:style-name="P38"/>
      <text:p text:style-name="P33"/>
      <text:p text:style-name="P2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Playfair Display" fo:font-family="'Playfair Display'"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layfair Display" fo:font-family="'Playfair Display'"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layfair Display" fo:font-family="'Playfair Display'"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layfair Display" fo:font-family="'Playfair Display'"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 fo:font-family="'Playfair Display'"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layfair Display" fo:font-family="'Playfair Display'"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layfair Display" fo:font-family="'Playfair Display'"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Playfair Display" fo:font-family="'Playfair Display'"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Playfair Display" fo:font-family="'Playfair Display'"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Playfair Display" fo:font-family="'Playfair Display'"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Playfair Display" fo:font-family="'Playfair Display'"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Playfair Display" fo:font-family="'Playfair Display'"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Playfair Display" fo:font-family="'Playfair Display'"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Playfair Display" fo:font-family="'Playfair Display'" style:font-family-generic="roman" style:font-pitch="variable" style:text-underline-style="none"/>
    </style:style>
    <style:style style:name="ListLabel_20_137" style:display-name="ListLabel 137" style:family="text">
      <style:text-properties style:font-name="Playfair Display" fo:font-family="'Playfair Display'" style:font-family-generic="roman" style:font-pitch="variable"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Playfair Display" fo:font-family="'Playfair Display'"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Playfair Display" fo:font-family="'Playfair Display'"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Playfair Display" fo:font-family="'Playfair Display'"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Playfair Display" fo:font-family="'Playfair Display'"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Playfair Display" fo:font-family="'Playfair Display'"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Playfair Display" fo:font-family="'Playfair Display'"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Playfair Display" fo:font-family="'Playfair Display'"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01" meta:word-count="1458" meta:character-count="9527" meta:non-whitespace-character-count="7987"/>
    <meta:generator>LibreOfficeDev/6.0.5.2$Linux_X86_64 LibreOffice_project/</meta:generator>
  </office:meta>
</office:document-meta>
</file>